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Avanc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 opérateur</text:p>
          </table:table-cell>
          <table:table-cell office:value-type="string" calcext:value-type="string">
            <text:p>Types de parametres</text:p>
          </table:table-cell>
          <table:table-cell office:value-type="string" calcext:value-type="string">
            <text:p>Avancement</text:p>
          </table:table-cell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Neg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integer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ationn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real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atom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program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Lexpression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Eval</text:p>
          </table:table-cell>
          <table:table-cell office:value-type="string" calcext:value-type="string">
            <text:p>Lexpression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Dup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atom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program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expression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Drop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atom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program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expression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Equ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Dif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InfEqu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SupEqu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Sup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string" calcext:value-type="string">
            <text:p>GLOB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integer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ationn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integer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ationn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>
          <table:table-cell/>
          <table:table-cell office:value-type="string" calcext:value-type="string">
            <text:p>Lreal – Lreal</text:p>
          </table:table-cell>
          <table:table-cell table:style-name="ce3" office:value-type="string" calcext:value-type="string">
            <text:p>A Faire</text:p>
          </table:table-cell>
        </table:table-row>
        <table:table-row table:style-name="ro1" table:number-rows-repeated="6">
          <table:table-cell/>
          <table:table-cell table:style-name="Default"/>
          <table:table-cell/>
        </table:table-row>
        <table:table-row table:style-name="ro1" table:number-rows-repeated="1048402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heet1.C3:Sheet1.C167">
            <calcext:condition calcext:apply-style-name="Untitled1" calcext:value="contains-text(&quot;Done&quot;)" calcext:base-cell-address="Sheet1.C3"/>
          </calcext:conditional-format>
          <calcext:conditional-format calcext:target-range-address="Sheet1.C3:Sheet1.C167">
            <calcext:condition calcext:apply-style-name="Untitled2" calcext:value="contains-text(&quot;A Faire&quot;)" calcext:base-cell-address="Sheet1.C3"/>
            <calcext:condition calcext:apply-style-name="Accent" calcext:value="=0" calcext:base-cell-address="Sheet1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1d41a"/>
    </style:style>
    <style:style style:name="Untitled2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14:49:36.9812779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18:26:26.084887696</meta:creation-date>
    <dc:date>2020-12-15T18:40:06.039680028</dc:date>
    <meta:editing-duration>PT3H58M35S</meta:editing-duration>
    <meta:editing-cycles>9</meta:editing-cycles>
    <meta:generator>LibreOffice/6.4.6.2$Linux_X86_64 LibreOffice_project/40$Build-2</meta:generator>
    <meta:document-statistic meta:table-count="1" meta:cell-count="356" meta:object-count="0"/>
  </office:meta>
</office:document-meta>
</file>